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style:font-name="Times New Roman1"/>
    </style:style>
    <style:style style:name="T1" style:family="text">
      <style:text-properties style:font-name="Times New Roman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>CCore on BeagleBone Black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rgey Strukov 2014, version 1.00</text:p>
      <text:p text:style-name="P4"/>
      <text:p text:style-name="P4">Copyright <text:span text:style-name="T1">©</text:span> 2014 Sergey Strukov. All rights reserved.</text:p>
      <text:p text:style-name="P4">This document is public. You may freely distribute it free of charge as far as it's content, copyright notice and authorship is unchanged.</text:p>
      <text:h text:style-name="Heading_20_2" text:outline-level="2"><text:soft-page-break/>1. Introduction.</text:h>
      <text:p text:style-name="Text_20_body"><text:span text:style-name="T4">Since the version 1.08 </text:span>CCore<text:span text:style-name="T4"> includes the target for the popular board BeagleBone Black. </text:span><text:span text:style-name="T4">You can use this target to build applications running on this board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fo:font-size="12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class="text" style:default-outline-level="2">
      <style:paragraph-properties fo:text-align="center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2-22T10:46:31</meta:creation-date>
    <meta:generator>OpenOffice.org/3.0$Win32 OpenOffice.org_project/300m9$Build-9358</meta:generator>
    <dc:date>2014-12-22T11:00:38.21</dc:date>
    <meta:editing-duration>PT00H11M53S</meta:editing-duration>
    <meta:editing-cycles>9</meta:editing-cycles>
    <dc:title>CCore on BeagleBone Black</dc:title>
    <meta:document-statistic meta:table-count="0" meta:image-count="0" meta:object-count="0" meta:page-count="2" meta:paragraph-count="7" meta:word-count="69" meta:character-count="423"/>
    <meta:user-defined meta:name="Поле 1"/>
    <meta:user-defined meta:name="Поле 2"/>
    <meta:user-defined meta:name="Поле 3"/>
    <meta:user-defined meta:name="Поле 4"/>
  </office:meta>
</office:document-meta>
</file>